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14.267cm"/>
    </style:style>
    <style:style style:name="pr8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1.2cm" fo:margin-right="0cm" fo:text-indent="-0.9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semester overview</presentation:footer-decl>
      <presentation:footer-decl presentation:name="ftr2">CMPTxxxx</presentation:footer-decl>
      <presentation:footer-decl presentation:name="ftr3">CMPT14x: review</presentation:footer-decl>
      <presentation:date-time-decl presentation:name="dtd1" presentation:source="fixed">3 Dec 2008</presentation:date-time-decl>
      <presentation:date-time-decl presentation:name="dtd2" presentation:source="current-date" style:data-style-name="D3"/>
      <presentation:date-time-decl presentation:name="dtd3" presentation:source="fixed">3 Dec 2007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MPT14x Semester Overview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3 Dec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09</text:p>
          </draw:text-box>
        </draw:frame>
        <draw:frame presentation:style-name="pr5" draw:text-style-name="P3" draw:layer="layout" svg:width="25.199cm" svg:height="14.377cm" svg:x="1.4cm" svg:y="4.507cm" presentation:class="outline" presentation:user-transformed="true">
          <draw:text-box>
            <text:list text:style-name="L3">
              <text:list-item>
                <text:p text:style-name="P3">Declare a Python <text:span text:style-name="T1">class</text:span> defining a node of a <text:span text:style-name="T1">circular</text:span> <text:s/><text:span text:style-name="T1">doubly-linked list</text:span></text:p>
                <text:list>
                  <text:list-item>
                    <text:p text:style-name="P3">Draw a <text:span text:style-name="T1">diagram</text:span> representing a circular doubly-linked list with <text:span text:style-name="T1">four</text:span> nodes</text:p>
                  </text:list-item>
                </text:list>
              </text:list-item>
              <text:list-item>
                <text:p text:style-name="P3">What does it mean for a binary search tree to be <text:span text:style-name="T1">balanced</text:span>? <text:s/>Why is this a <text:span text:style-name="T1">good</text:span> thing?</text:p>
              </text:list-item>
              <text:list-item>
                <text:p text:style-name="P3"><text:span text:style-name="T1">Insert</text:span> these items into a new BST in the following order: <text:span text:style-name="T2">6, 3, 4, 1, 12, 8, 10, 9</text:span></text:p>
                <text:list>
                  <text:list-item>
                    <text:p text:style-name="P3">Now <text:span text:style-name="T1">delete</text:span> <text:span text:style-name="T2">6</text:span> from the tree (two options)</text:p>
                  </text:list-item>
                </text:list>
              </text:list-item>
              <text:list-item>
                <text:p text:style-name="P3"><text:span text:style-name="T2">add</text:span>(1), <text:span text:style-name="T2">add</text:span>(2), <text:span text:style-name="T2">get</text:span>(), <text:span text:style-name="T2">add</text:span>(3), <text:span text:style-name="T2">get</text:span>(), <text:span text:style-name="T2">add</text:span>(4), <text:span text:style-name="T2">get</text:span>(), <text:span text:style-name="T2">get</text:span>()</text:p>
                <text:list>
                  <text:list-item>
                    <text:p text:style-name="P3">What do the <text:span text:style-name="T2">get</text:span>()s return if this is a<text:line-break/>(a) <text:span text:style-name="T1">stack</text:span>, (b) <text:span text:style-name="T1">queue ?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Review: major concepts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Problem solving / <text:span text:style-name="T1">design</text:span> process</text:p>
              </text:list-item>
              <text:list-item>
                <text:p text:style-name="P1">Program <text:span text:style-name="T1">elements</text:span>:</text:p>
                <text:list>
                  <text:list-item>
                    <text:p text:style-name="P1"><text:span text:style-name="T3">Expressions, sequence/if/while/etc.</text:span></text:p>
                  </text:list-item>
                </text:list>
              </text:list-item>
              <text:list-item>
                <text:p text:style-name="P1">Program <text:span text:style-name="T1">organization</text:span>:</text:p>
                <text:list>
                  <text:list-item>
                    <text:p text:style-name="P1"><text:span text:style-name="T3">Procedures, modules, libraries, scope</text:span></text:p>
                  </text:list-item>
                </text:list>
              </text:list-item>
              <text:list-item>
                <text:p text:style-name="P1">Data <text:span text:style-name="T1">types</text:span>: <text:span text:style-name="T3">lists/arrays, classes, sets, dict</text:span></text:p>
              </text:list-item>
              <text:list-item>
                <text:p text:style-name="P1"><text:span text:style-name="T1">Standard libraries</text:span>: <text:span text:style-name="T3">math, random, file I/O</text:span></text:p>
              </text:list-item>
              <text:list-item>
                <text:p text:style-name="P1"><text:span text:style-name="T1">Exceptions</text:span></text:p>
              </text:list-item>
              <text:list-item>
                <text:p text:style-name="P1"><text:span text:style-name="T1">OO</text:span> concept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MPT 140: M2 chs 1-8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Ch1: <text:span text:style-name="T1">Problem</text:span>-solving</text:p>
                  </text:list-item>
                  <text:list-item>
                    <text:p text:style-name="P1">Ch2: Your first <text:span text:style-name="T1">program</text:span></text:p>
                  </text:list-item>
                  <text:list-item>
                    <text:p text:style-name="P1">Ch3: Program <text:span text:style-name="T1">structure</text:span></text:p>
                  </text:list-item>
                  <text:list-item>
                    <text:p text:style-name="P1">Ch4: Procedures/<text:span text:style-name="T1">functions</text:span></text:p>
                  </text:list-item>
                  <text:list-item>
                    <text:p text:style-name="P1">Ch5: Arrays/<text:span text:style-name="T1">lists</text:span></text:p>
                  </text:list-item>
                  <text:list-item>
                    <text:p text:style-name="P1">Ch6: <text:span text:style-name="T1">Library</text:span> modules: math, random</text:p>
                  </text:list-item>
                  <text:list-item>
                    <text:p text:style-name="P1">Ch7: <text:span text:style-name="T1">Applications</text:span></text:p>
                  </text:list-item>
                  <text:list-item>
                    <text:p text:style-name="P1">Ch8: Number <text:span text:style-name="T1">bases</text:span> and memory/<text:span text:style-name="T1">storag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8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MPT 145: M2/Py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Sets</text:span> (M2 ch9)</text:p>
              </text:list-item>
              <text:list-item>
                <text:p text:style-name="P1"><text:span text:style-name="T1">Dictionaries</text:span> (Py ch10)</text:p>
              </text:list-item>
              <text:list-item>
                <text:p text:style-name="P1"><text:span text:style-name="T1">Object-oriented</text:span> programming (Py ch12-14)</text:p>
              </text:list-item>
              <text:list-item>
                <text:p text:style-name="P1"><text:span text:style-name="T1">Exceptions</text:span> (Py tut 8)</text:p>
              </text:list-item>
              <text:list-item>
                <text:p text:style-name="P1"><text:span text:style-name="T1">Namespaces</text:span> and <text:span text:style-name="T1">scope</text:span> (Py tut 9)</text:p>
              </text:list-item>
              <text:list-item>
                <text:p text:style-name="P1"><text:span text:style-name="T1">Pointers</text:span> and <text:span text:style-name="T1">linked lists</text:span> (M2 ch12, Py ch17)</text:p>
              </text:list-item>
              <text:list-item>
                <text:p text:style-name="P1"><text:span text:style-name="T1">Trees</text:span>, <text:span text:style-name="T1">BST, Stacks/Queues</text:span> (M2 ch14, Py ch20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ere to go from here?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Now you know the <text:span text:style-name="T1">concepts</text:span>; learning C/Java/M2/etc. is mostly just learning <text:span text:style-name="T1">syntax</text:span></text:p>
              </text:list-item>
              <text:list-item>
                <text:p text:style-name="P1">Learn by <text:span text:style-name="T1">example</text:span>:</text:p>
                <text:list>
                  <text:list-item>
                    <text:p text:style-name="P1">Find a small, well-written application and</text:p>
                  </text:list-item>
                  <text:list-item>
                    <text:p text:style-name="P1">Figure out how it works; read the <text:span text:style-name="T1">code</text:span></text:p>
                  </text:list-item>
                </text:list>
              </text:list-item>
              <text:list-item>
                <text:p text:style-name="P1">Learn by <text:span text:style-name="T1">doing</text:span>:</text:p>
                <text:list>
                  <text:list-item>
                    <text:p text:style-name="P1">Modify/extend, or <text:span text:style-name="T1">create</text:span> your own app!</text:p>
                  </text:list-item>
                </text:list>
              </text:list-item>
              <text:list-item>
                <text:p>Next semester: sign up for <text:span text:style-name="T1">CMPT166</text:span></text:p>
                <text:list>
                  <text:list-item>
                    <text:p><text:span text:style-name="T1">C++</text:span> in Visual Studio and Eclips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6-12-04T13:21:19</meta:creation-date>
    <dc:date>2008-12-03T14:28:54</dc:date>
    <meta:editing-cycles>11</meta:editing-cycles>
    <meta:editing-duration>PT01H29M49S</meta:editing-duration>
    <meta:document-statistic meta:object-count="181"/>
    <meta:user-defined meta:name="Info 1"/>
    <meta:user-defined meta:name="Info 2"/>
    <meta:user-defined meta:name="Info 3"/>
    <meta:user-defined meta:name="Info 4"/>
    <meta:template xlink:type="simple" xlink:actuate="onRequest" xlink:title="Sample Lecture" xlink:href="../../../../../../Application%20Data/OpenOffice.org2/user/template/Sample%20Lecture.otp" meta:date="2006-12-04T13:21:19"/>
  </office:meta>
</office:document-meta>
</file>